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c6fc" officeooo:paragraph-rsid="0011c6fc"/>
    </style:style>
    <style:style style:name="P2" style:family="paragraph" style:parent-style-name="Standard">
      <style:text-properties officeooo:rsid="0011c6fc" officeooo:paragraph-rsid="00139a90"/>
    </style:style>
    <style:style style:name="P3" style:family="paragraph" style:parent-style-name="Standard">
      <style:text-properties officeooo:rsid="00139a90" officeooo:paragraph-rsid="00139a90"/>
    </style:style>
    <style:style style:name="P4" style:family="paragraph" style:parent-style-name="Standard">
      <style:text-properties officeooo:rsid="00139a90" officeooo:paragraph-rsid="0011c6fc"/>
    </style:style>
    <style:style style:name="P5" style:family="paragraph" style:parent-style-name="Standard">
      <style:text-properties officeooo:rsid="00139a90" officeooo:paragraph-rsid="00139a90"/>
    </style:style>
    <style:style style:name="P6" style:family="paragraph" style:parent-style-name="Standard">
      <style:text-properties officeooo:rsid="0011c6fc" officeooo:paragraph-rsid="0011c6fc"/>
    </style:style>
    <style:style style:name="P7" style:family="paragraph" style:parent-style-name="Standard">
      <style:text-properties officeooo:rsid="0011c6fc" officeooo:paragraph-rsid="00139a90"/>
    </style:style>
    <style:style style:name="P8" style:family="paragraph" style:parent-style-name="Standard">
      <style:text-properties officeooo:rsid="0011c6fc" officeooo:paragraph-rsid="00156a1a"/>
    </style:style>
    <style:style style:name="P9" style:family="paragraph" style:parent-style-name="Standard">
      <style:text-properties officeooo:rsid="0011c6fc" officeooo:paragraph-rsid="00177dff"/>
    </style:style>
    <style:style style:name="P10" style:family="paragraph" style:parent-style-name="Standard">
      <style:text-properties officeooo:rsid="00177dff" officeooo:paragraph-rsid="00177dff"/>
    </style:style>
    <style:style style:name="P11" style:family="paragraph" style:parent-style-name="Text_20_body">
      <style:text-properties officeooo:rsid="00139a90" officeooo:paragraph-rsid="0011c6fc"/>
    </style:style>
    <style:style style:name="P12" style:family="paragraph" style:parent-style-name="Text_20_body">
      <style:text-properties officeooo:rsid="00139a90" officeooo:paragraph-rsid="00139a90"/>
    </style:style>
    <style:style style:name="P13" style:family="paragraph" style:parent-style-name="Text_20_body">
      <style:paragraph-properties fo:margin-top="0cm" fo:margin-bottom="0cm" loext:contextual-spacing="false" fo:line-height="100%"/>
    </style:style>
    <style:style style:name="T1" style:family="text">
      <style:text-properties officeooo:rsid="00139a90"/>
    </style:style>
    <style:style style:name="T2" style:family="text">
      <style:text-properties officeooo:rsid="0013dc75"/>
    </style:style>
    <style:style style:name="T3" style:family="text">
      <style:text-properties fo:font-weight="bold"/>
    </style:style>
    <style:style style:name="T4" style:family="text">
      <style:text-properties officeooo:rsid="0011c6fc"/>
    </style:style>
    <style:style style:name="T5" style:family="text">
      <style:text-properties officeooo:rsid="00177d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á, </text:p>
      <text:p text:style-name="P1"/>
      <text:p text:style-name="P9">Temos o prazer de informar que a sua palestra “” foi aprovada <text:span text:style-name="T5">para o</text:span> State of the Map Latam 2016! Você terá 25 minutos para apresentação. Por favor, nos confirme o mais rápido possível sua participação.</text:p>
      <text:p text:style-name="P9"/>
      <text:p text:style-name="P9">Caso você tenha alguma restrição de dia e horário para participação no evento, nos informe também. Em breve, divulgaremos a programação completa.</text:p>
      <text:p text:style-name="P1"/>
      <text:p text:style-name="P3">Obrigado pela sua participação no SotM Latam 2016!</text:p>
      <text:p text:style-name="P3"/>
      <text:p text:style-name="P10">Atenciosamente,</text:p>
      <text:p text:style-name="P10">Comissão Organizadora do <text:span text:style-name="T4">State of the Map Latam 2016</text:span></text:p>
      <text:p text:style-name="P3"/>
      <text:p text:style-name="P3"/>
      <text:p text:style-name="P1"/>
      <text:p text:style-name="P1"/>
      <text:p text:style-name="P11">Hi Ilya,</text:p>
      <text:p text:style-name="P13">We would like to inform that your talk <text:span text:style-name="T3">"All you need is a phone"</text:span> has been accepted to the State of the Map Latam 2016! You will have 25 minutes to your presentation. Please, confirm your participation as soon as possible. We will publish the complete program of the conference soon.</text:p>
      <text:p text:style-name="P13">Thank you for your participation on SotM Latam 2016!</text:p>
      <text:p text:style-name="P13"/>
      <text:p text:style-name="P13">Best regards,</text:p>
      <text:p text:style-name="P13">The organizing committee of SotM Latam 2016</text:p>
      <text:p text:style-name="P4"/>
      <text:p text:style-name="P2"/>
      <text:p text:style-name="P2"/>
      <text:p text:style-name="P2"/>
      <text:p text:style-name="P2"/>
      <text:p text:style-name="P12">Hola Ruben,</text:p>
      <text:p text:style-name="P13">Le informamos que su charla <text:span text:style-name="T3">"</text:span> <text:span text:style-name="T3">Improving the map everyday using open source tools"</text:span> ha sido aprobada para el State of the Map Latam 2016! Usted tendrá 25 minutos para presentación. Por favor, así que posible nos confirme su participación en el evento. Caso usted tenga alguna restricción de día y horario para participación, por favor nos informe también. Pronto publicaremos la programación completa del evento.</text:p>
      <text:p text:style-name="P13">Gracias por su participación en el SotM Latam 2016!</text:p>
      <text:p text:style-name="P13">--</text:p>
      <text:p text:style-name="P13">La organización del State of the Map Latam 201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3:30:47.486201518</meta:creation-date>
    <dc:date>2016-10-02T01:11:10.783121430</dc:date>
    <meta:editing-duration>PT1H1M22S</meta:editing-duration>
    <meta:editing-cycles>2</meta:editing-cycles>
    <meta:generator>LibreOffice/5.2.1.2$Linux_X86_64 LibreOffice_project/20m0$Build-2</meta:generator>
    <meta:document-statistic meta:table-count="0" meta:image-count="0" meta:object-count="0" meta:page-count="1" meta:paragraph-count="16" meta:word-count="235" meta:character-count="1388" meta:non-whitespace-character-count="1168"/>
  </office:meta>
</office:document-meta>
</file>